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A300000064AECE70535CBE3A4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1pt" style:text-underline-style="solid" style:text-underline-width="auto" style:text-underline-color="font-color" fo:font-weight="bold" style:font-size-asian="11pt" style:font-weight-asian="bold" style:font-name-complex="Tahoma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ahoma" fo:font-size="10pt" fo:font-style="italic" fo:font-weight="bold" style:font-size-asian="10pt" style:font-style-asian="italic" style:font-weight-asian="bold" style:font-name-complex="Tahoma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0pt" officeooo:rsid="000e6ca4" officeooo:paragraph-rsid="000e6ca4" style:font-size-asian="10pt" style:font-name-complex="Tahoma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2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Arial" fo:font-size="9.5pt" fo:font-weight="normal" officeooo:rsid="000ef799" officeooo:paragraph-rsid="000ef799" style:font-size-asian="9.5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text-align="justify" style:justify-single-word="false" fo:padding-left="0in" fo:padding-right="0.0555in" fo:padding-top="0.0138in" fo:padding-bottom="0.0138in" fo:border="0.51pt solid #000000"/>
      <style:text-properties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" style:font-size-complex="10pt"/>
    </style:style>
    <style:style style:name="P11" style:family="paragraph" style:parent-style-name="Standard">
      <style:paragraph-properties fo:text-align="justify" style:justify-single-word="false" fo:padding-left="0in" fo:padding-right="0.0555in" fo:padding-top="0.0138in" fo:padding-bottom="0.0138in" fo:border="0.51pt solid #000000"/>
      <style:text-properties style:font-name="Tahoma" fo:font-size="5pt" fo:font-style="italic" style:text-underline-style="solid" style:text-underline-width="auto" style:text-underline-color="font-color" fo:font-weight="bold" style:font-size-asian="5pt" style:font-style-asian="italic" style:font-weight-asian="bold" style:font-name-complex="Tahoma" style:font-size-complex="5pt"/>
    </style:style>
    <style:style style:name="P12" style:family="paragraph" style:parent-style-name="Standard" style:list-style-name="WW8Num3">
      <style:paragraph-properties fo:padding-left="0in" fo:padding-right="0.0555in" fo:padding-top="0.0138in" fo:padding-bottom="0.0138in" fo:border="0.51pt solid #000000"/>
      <style:text-properties style:font-name="Tahoma" fo:font-size="9.5pt" style:font-size-asian="9.5pt" style:font-name-complex="Tahoma"/>
    </style:style>
    <style:style style:name="P13" style:family="paragraph" style:parent-style-name="Standard" style:list-style-name="WW8Num3">
      <style:paragraph-properties fo:padding-left="0in" fo:padding-right="0.0555in" fo:padding-top="0.0138in" fo:padding-bottom="0.0138in" fo:border="0.51pt solid #000000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ahoma" fo:font-size="10pt" style:font-size-asian="10pt" style:font-name-complex="Tahoma" style:font-size-complex="10pt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ahoma" fo:font-size="10pt" officeooo:rsid="0009b9ff" officeooo:paragraph-rsid="0009b9ff" style:font-size-asian="10pt" style:font-name-complex="Tahoma" style:font-size-complex="10pt"/>
    </style:style>
    <style:style style:name="P17" style:family="paragraph" style:parent-style-name="Header">
      <style:text-properties style:font-name="Tahoma" fo:font-size="10pt" style:font-size-asian="10pt" style:font-name-complex="Tahoma" style:font-size-complex="10pt"/>
    </style:style>
    <style:style style:name="P18" style:family="paragraph" style:parent-style-name="Header">
      <style:paragraph-properties fo:text-align="end" style:justify-single-word="false"/>
      <style:text-properties style:font-name="Tahoma" fo:font-size="10pt" style:font-size-asian="10pt" style:font-name-complex="Tahoma" style:font-size-complex="10pt"/>
    </style:style>
    <style:style style:name="P19" style:family="paragraph" style:parent-style-name="Header">
      <style:text-properties style:font-name="Tahoma" fo:font-size="10pt" fo:language="en" fo:country="US" style:font-size-asian="10pt" style:font-name-complex="Tahoma" style:font-size-complex="10pt"/>
    </style:style>
    <style:style style:name="P20" style:family="paragraph" style:parent-style-name="Header">
      <style:paragraph-properties fo:text-align="end" style:justify-single-word="false"/>
      <style:text-properties style:font-name="Tahoma" fo:font-size="10pt" fo:language="en" fo:country="US" style:font-size-asian="10pt" style:font-name-complex="Tahoma" style:font-size-complex="10pt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style:font-name="Tahoma" fo:font-size="10pt" style:font-size-asian="10pt" style:font-name-complex="Tahoma" style:font-size-complex="10pt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style:font-name="Tahoma" fo:font-size="10pt" officeooo:rsid="000bb861" officeooo:paragraph-rsid="000bb861" style:font-size-asian="10pt" style:font-name-complex="Tahoma" style:font-size-complex="10pt"/>
    </style:style>
    <style:style style:name="T1" style:family="text">
      <style:text-properties style:font-name="Tahoma" fo:font-size="11pt" style:text-underline-style="solid" style:text-underline-width="auto" style:text-underline-color="font-color" fo:font-weight="bold" style:font-size-asian="11pt" style:font-weight-asian="bold" style:font-name-complex="Tahoma" style:font-size-complex="11pt"/>
    </style:style>
    <style:style style:name="T2" style:family="text">
      <style:text-properties style:font-name="Tahoma" fo:font-size="10pt" fo:font-style="italic" fo:font-weight="bold" style:font-size-asian="10pt" style:font-style-asian="italic" style:font-weight-asian="bold" style:font-name-complex="Tahoma" style:font-size-complex="10pt"/>
    </style:style>
    <style:style style:name="T3" style:family="text">
      <style:text-properties style:font-name="Tahoma" fo:font-size="10pt" fo:font-style="italic" fo:font-weight="bold" officeooo:rsid="000845d3" style:font-size-asian="10pt" style:font-style-asian="italic" style:font-weight-asian="bold" style:font-name-complex="Tahoma" style:font-size-complex="10pt"/>
    </style:style>
    <style:style style:name="T4" style:family="text">
      <style:text-properties style:font-name="Tahoma" fo:font-size="10pt" style:font-size-asian="10pt" style:font-name-complex="Tahoma" style:font-size-complex="10pt"/>
    </style:style>
    <style:style style:name="T5" style:family="text">
      <style:text-properties style:font-name="Tahoma" fo:font-size="5pt" fo:font-style="italic" fo:font-weight="bold" style:font-size-asian="5pt" style:font-style-asian="italic" style:font-weight-asian="bold" style:font-name-complex="Tahoma" style:font-size-complex="5pt"/>
    </style:style>
    <style:style style:name="T6" style:family="text">
      <style:text-properties style:font-name="Tahoma" fo:font-size="9.5pt" style:font-size-asian="9.5pt" style:font-name-complex="Tahoma"/>
    </style:style>
    <style:style style:name="T7" style:family="text">
      <style:text-properties style:font-name="Tahoma" fo:font-size="9.5pt" fo:font-weight="bold" style:font-size-asian="9.5pt" style:font-weight-asian="bold" style:font-name-complex="Tahoma"/>
    </style:style>
    <style:style style:name="T8" style:family="text">
      <style:text-properties style:font-name="Tahoma" fo:font-size="9.5pt" fo:font-style="italic" fo:font-weight="bold" style:font-size-asian="9.5pt" style:font-style-asian="italic" style:font-weight-asian="bold" style:font-name-complex="Tahoma"/>
    </style:style>
    <style:style style:name="T9" style:family="text">
      <style:text-properties officeooo:rsid="000a6af2"/>
    </style:style>
    <style:style style:name="T10" style:family="text">
      <style:text-properties officeooo:rsid="000cdfe5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Leitura Complementar III</text:span></text:p>
      <text:p text:style-name="P1"/>
      <text:p text:style-name="P7"><text:span text:style-name="T2">Nome: </text:span><text:span text:style-name="T3">Fernando Paladini</text:span><text:span text:style-name="T2">___________________________________ Data de entrega: 29/12/2015</text:span></text:p>
      <text:p text:style-name="P2"/>
      <text:p text:style-name="P10">Instruções:</text:p>
      <text:p text:style-name="P11"/>
      <text:list xml:id="list5197289250450444693" text:style-name="WW8Num3">
        <text:list-item>
          <text:p text:style-name="P13"><text:span text:style-name="T6">Ler o texto em http://en.wikipedia.org/wiki/SQL_injection</text:span></text:p>
        </text:list-item>
        <text:list-item>
          <text:p text:style-name="P12">Responder as questões abaixo.</text:p>
        </text:list-item>
        <text:list-item>
          <text:p text:style-name="P13"><text:span text:style-name="T6">Salvar o arquivo de respostas e postar no Moodle até o dia </text:span><text:span text:style-name="T7">29/12/2015</text:span><text:span text:style-name="T6">.</text:span></text:p>
        </text:list-item>
        <text:list-item>
          <text:p text:style-name="P12">Todas as respostas devem ser descritas de forma pessoal, ou seja, respostas copiadas do texto não serão consideradas corretas. </text:p>
        </text:list-item>
        <text:list-item>
          <text:p text:style-name="P13"><text:span text:style-name="T8">Não esqueça</text:span><text:span text:style-name="T6">: a atividade é </text:span><text:span text:style-name="T7">individual</text:span><text:span text:style-name="T6">, leituras </text:span><text:span text:style-name="T7">fora do prazo não</text:span><text:span text:style-name="T6"> serão contabilizadas na nota. </text:span></text:p>
        </text:list-item>
      </text:list>
      <text:p text:style-name="P2"/>
      <text:p text:style-name="P3">Questões:</text:p>
      <text:p text:style-name="P3"/>
      <text:list xml:id="list3500270029915582615" text:style-name="WW8Num2">
        <text:list-item>
          <text:p text:style-name="P8"><text:span text:style-name="T4">O que é “SQL Injection”?.</text:span></text:p>
        </text:list-item>
      </text:list>
      <text:p text:style-name="P16">SQL Injection é uma técnica de injeção de código em programas e sites vulneráveis. É uma falha muito comum em websites e permite que comandos SQL arbitrários sejam executados (tais como dump de banco de dados, deleção de dados, adição de dados, etc.). <text:span text:style-name="T9">Sempre está presente como uma das vulnerabilidades mais comuns e perigosas da web por grupos respeitados de segurança como OWASP.</text:span></text:p>
      <text:p text:style-name="P15"/>
      <text:list xml:id="list235123945475741" text:continue-numbering="true" text:style-name="WW8Num2">
        <text:list-item>
          <text:p text:style-name="P8"><text:span text:style-name="T4">Como é possível injetar, maldosamente, comandos SQL que prejudiquem um Banco de Dados?</text:span></text:p>
        </text:list-item>
      </text:list>
      <text:p text:style-name="P22">Um dos exemplos mais clássicos é inserir queries SQL em inputs de formulários de contato ou inputs de busca. <text:span text:style-name="T10">Quando o SQL não é “escaped” pelo programa/site, esta query pode acabar sendo executada no servidor e agindo no BD (seja retornando dados que não deveriam ser retornados ou ainda algo pior, como por exemplo modificando, adicionando ou removendo dados).</text:span></text:p>
      <text:p text:style-name="P21"/>
      <text:list xml:id="list235123712884998" text:continue-numbering="true" text:style-name="WW8Num2">
        <text:list-item>
          <text:p text:style-name="P8"><text:span text:style-name="T4">Explique alguma das soluções apontadas pelo autor, para solucionar o problema.</text:span></text:p>
        </text:list-item>
      </text:list>
      <text:p text:style-name="P5">Algumas das soluções propostas é utilizar (1) checagem de padrões, para descobrir se o valor de um campo é uma representação válida do tipo que este dado deveria ter; (2) modificar permissões de usuários do banco de dados – basicamente alterar o usuário utilizado pela aplicação web para um que possua menos permissões sobre os dados do banco (ou modificar as permissões do usuário utilizado pela aplicação web); (3) identificar comandos SQL, verificando os valores dos inputs para tentar encontrar valores que tem algum significado no SQL e então tratá-los adequadamente; (4) utilizar instruções parametrizadas, onde um campo só pode armazenar um valor do seu tipo, e não queries SQL.</text:p>
      <text:p text:style-name="P4"/>
      <text:list xml:id="list235125211808024" text:continue-numbering="true" text:style-name="WW8Num2">
        <text:list-item>
          <text:p text:style-name="P8"><text:span text:style-name="T4">O artigo mostra alguns exemplos de casos reais de “SQL Injection”. Escolha dois deles e explique.</text:span></text:p>
        </text:list-item>
      </text:list>
      <text:p text:style-name="P4"/>
      <text:p text:style-name="P9">Em Julho de 2008 o site malasiano da empresa Kaspersky foi invadido por um hacker turco que disse utilizar SQL injection no seu ataque.</text:p>
      <text:p text:style-name="P9">Em Agosto de 2009, o Departamento de Justiça dos EUA considerou culpado um cidadão norte-americano e dois russos <text:s/>pelo crime de roubar 130 milhões de cartões de crédito usando SQL injection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ahoma" fo:font-family="Tahoma" style:font-pitch="variable" fo:font-size="10pt" fo:font-weight="bold" style:font-size-asian="10pt" style:font-weight-asian="bold" style:font-name-complex="Tahoma" style:font-family-complex="Tahoma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ahoma" fo:font-family="Tahoma" style:font-pitch="variable" fo:font-size="9.5pt" style:font-size-asian="9.5pt" style:font-name-complex="Tahoma" style:font-family-complex="Tahoma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0875in" table:align="left" style:writing-mode="lr-tb"/>
    </style:style>
    <style:style style:name="Table1.A" style:family="table-column">
      <style:table-column-properties style:column-width="3.15in"/>
    </style:style>
    <style:style style:name="Table1.B" style:family="table-column">
      <style:table-column-properties style:column-width="3.9375in"/>
    </style:style>
    <style:style style:name="Table1.1" style:family="table-row">
      <style:table-row-properties style:min-row-height="0.891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MP1" style:family="paragraph" style:parent-style-name="Header">
      <style:text-properties style:font-name="Tahoma" fo:font-size="10pt" style:font-size-asian="10pt" style:font-name-complex="Tahoma" style:font-size-complex="10pt"/>
    </style:style>
    <style:style style:name="MP2" style:family="paragraph" style:parent-style-name="Header">
      <style:paragraph-properties fo:text-align="end" style:justify-single-word="false"/>
      <style:text-properties style:font-name="Tahoma" fo:font-size="10pt" style:font-size-asian="10pt" style:font-name-complex="Tahoma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Tahoma" fo:font-size="10pt" fo:language="en" fo:country="US" style:font-size-asian="10pt" style:font-name-complex="Tahoma" style:font-size-complex="10pt"/>
    </style:style>
    <style:style style:name="MP4" style:family="paragraph" style:parent-style-name="Header">
      <style:text-properties style:font-name="Tahoma" fo:font-size="10pt" fo:language="en" fo:country="US" style:font-size-asian="10pt" style:font-name-complex="Tahoma" style:font-size-complex="10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898in" fo:margin-left="0.6898in" fo:margin-right="0.722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draw:frame draw:style-name="Mfr1" draw:name="Image1" text:anchor-type="as-char" svg:width="1.3535in" svg:height="0.8319in" draw:z-index="0"><draw:image xlink:href="Pictures/10000000000000A300000064AECE70535CBE3A48.jpg" xlink:type="simple" xlink:show="embed" xlink:actuate="onLoad"/></draw:frame></text:p>
            </table:table-cell>
            <table:table-cell table:style-name="Table1.B1" office:value-type="string">
              <text:p text:style-name="MP2">Universidade Federal de Santa Catarina – UFSC</text:p>
              <text:p text:style-name="MP2">Departamento de Informática e Estatística – INE/CTC</text:p>
              <text:p text:style-name="MP2"/>
              <text:p text:style-name="MP3">Prof. Carina Friedrich Dorneles</text:p>
              <text:p text:style-name="MP3">dorneles@inf.ufsc.br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ícios – aula 12/08/2009</dc:title>
    <meta:initial-creator>Carina</meta:initial-creator>
    <meta:creation-date>2009-08-28T17:04:00</meta:creation-date>
    <dc:date>2016-05-30T23:51:23.195695519</dc:date>
    <meta:print-date>2009-08-18T19:55:00</meta:print-date>
    <meta:editing-cycles>22</meta:editing-cycles>
    <meta:editing-duration>PT56M33S</meta:editing-duration>
    <meta:generator>LibreOffice/5.0.6.2$Linux_X86_64 LibreOffice_project/00$Build-2</meta:generator>
    <meta:document-statistic meta:table-count="1" meta:image-count="1" meta:object-count="0" meta:page-count="1" meta:paragraph-count="23" meta:word-count="425" meta:character-count="2713" meta:non-whitespace-character-count="2312"/>
  </office:meta>
</office:document-meta>
</file>